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8f6" officeooo:paragraph-rsid="000b48f6"/>
    </style:style>
    <style:style style:name="P2" style:family="paragraph" style:parent-style-name="Standard" style:list-style-name="L1">
      <style:text-properties officeooo:rsid="000b48f6" officeooo:paragraph-rsid="000b48f6"/>
    </style:style>
    <style:style style:name="P3" style:family="paragraph" style:parent-style-name="Standard">
      <style:text-properties style:text-underline-style="none" officeooo:rsid="000b48f6" officeooo:paragraph-rsid="000b48f6"/>
    </style:style>
    <style:style style:name="P4" style:family="paragraph" style:parent-style-name="Standard">
      <style:paragraph-properties fo:text-align="end" style:justify-single-word="false"/>
      <style:text-properties fo:font-weight="bold" officeooo:rsid="000bfd30" officeooo:paragraph-rsid="000bfd30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d61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niel Monjas Miguélez</text:p>
      <text:p text:style-name="P4">70274432W</text:p>
      <text:p text:style-name="P1"/>
      <text:p text:style-name="P1">Mi grafo de escena es una mesita de noche, que tiene 4 grados de libertad. Tres de ellos son para el movimiento de los cajones, que se abren y se cierran y el 4 es para la rotación de la cómoda entera.</text:p>
      <text:p text:style-name="P1"/>
      <text:p text:style-name="P1">Para el movimiento de los cajones se ven afectadas las matrices:</text:p>
      <text:list xml:id="list3978616451" text:style-name="L1">
        <text:list-item>
          <text:p text:style-name="P2"><text:span text:style-name="T2">pm_trasl_cajon1</text:span>, donde esta matriz se mueve periódicamente entre 0 y 2/3 sobre el eje x, de forma que el primer cajón no se acaba de abrir del todo sino parcialmente.</text:p>
        </text:list-item>
        <text:list-item>
          <text:p text:style-name="P2"><text:span text:style-name="T2">pm_trasl_cajon2</text:span>, donde esta matriz se mueve periódicamente entre 0 y 4/3 sobre el eje x, de forma que el segundo cajón tampoco se mueve del todo pero se abre más que el primer cajón.</text:p>
        </text:list-item>
        <text:list-item>
          <text:p text:style-name="P2"><text:span text:style-name="T2">pm_trasl_cajon3</text:span>, donde esta matriz se mueve periódicamente entre 0 y 2 sobre el eje x, de forma que el último cajón si se abre en su totalidad.</text:p>
        </text:list-item>
      </text:list>
      <text:p text:style-name="P1"/>
      <text:p text:style-name="P1">, <text:span text:style-name="T4">donde todos los cajones se abren y cierran en un tiempo total de dos segundos.</text:span></text:p>
      <text:p text:style-name="P1"><text:span text:style-name="T1"/></text:p>
      <text:p text:style-name="P3">Para el movimiento de los cajones se ve afectada la matriz <text:span text:style-name="T2">pm_rot_comoda</text:span>, dando una vuelta completa cada 12 segundos, de forma que se aprecie perfectamente el movimiento de los caj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8:51:10.146442942</meta:creation-date>
    <dc:date>2021-11-20T19:06:59.487545991</dc:date>
    <meta:editing-duration>PT5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97" meta:character-count="1055" meta:non-whitespace-character-count="870"/>
  </office:meta>
</office:document-meta>
</file>